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</office:automatic-styles>
  <office:body>
    <office:text text:use-soft-page-breaks="true">
      <text:p text:style-name="P1">Assesment Globescope.</text:p>
      <text:p text:style-name="Standaard"/>
      <text:list text:style-name="LFO1" text:continue-numbering="true">
        <text:list-item>
          <text:p text:style-name="P2">Git repository aanmaken en openstellen voor Erik</text:p>
        </text:list-item>
        <text:list-item>
          <text:p text:style-name="P3">Variabelen uit omschrijving halen op een rlijst zetten.</text:p>
        </text:list-item>
        <text:list-item>
          <text:p text:style-name="P4">Uitteken routes.</text:p>
        </text:list-item>
        <text:list-item>
          <text:p text:style-name="P5">Functies maken op basis van vragen.</text:p>
        </text:list-item>
        <text:list-item>
          <text:p text:style-name="P6">Class definitie(s) maken.</text:p>
        </text:list-item>
      </text:list>
      <text:p text:style-name="Standaard"/>
      <text:p text:style-name="Standaard"/>
      <text:p text:style-name="Standaard"/>
      <text:p text:style-name="Standaard">Variabelen<text:s/>definities</text:p>
      <text:list text:style-name="LFO1" text:continue-numbering="true">
        <text:list-item>
          <text:p text:style-name="P7">node = town, named by letteer from the alphabet</text:p>
        </text:list-item>
        <text:list-item>
          <text:p text:style-name="P8">edge =<text:s/>connection between two nodes</text:p>
        </text:list-item>
        <text:list-item>
          <text:p text:style-name="P9">weight = distance<text:s/>of connection<text:s/>between to towns <text:s/></text:p>
        </text:list-item>
        <text:list-item>
          <text:p text:style-name="P10">route = ordered list of stops(nodes) to get from one town to another</text:p>
        </text:list-item>
        <text:list-item>
          <text:p text:style-name="P11">distance = total of weights along a route.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Rotsaert</meta:initial-creator>
    <dc:creator>Marc Rotsaert</dc:creator>
    <meta:creation-date>2022-12-18T08:06:00Z</meta:creation-date>
    <dc:date>2022-12-27T09:43:00Z</dc:date>
    <meta:template xlink:href="Normal.dotm" xlink:type="simple"/>
    <meta:editing-cycles>4</meta:editing-cycles>
    <meta:editing-duration>PT4020S</meta:editing-duration>
    <meta:document-statistic meta:page-count="1" meta:paragraph-count="1" meta:word-count="73" meta:character-count="479" meta:row-count="3" meta:non-whitespace-character-count="407"/>
  </office:meta>
</office:document-meta>
</file>